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ourier" svg:font-family="Courier" style:font-family-generic="modern" svg:panose-1="2 7 4 9 2 2 5 2 4 4"/>
    <style:font-face style:name="Times New Roman" svg:font-family="Times New Roman" style:font-family-generic="roman" style:font-pitch="variable" svg:panose-1="2 2 6 3 5 4 5 2 3 4"/>
    <style:font-face style:name="Roman 10cpi" svg:font-family="Roman 10cpi" style:font-family-generic="moder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adea" svg:font-family="Caladea" style:font-family-generic="roman" style:font-pitch="variable"/>
    <style:font-face style:name="Microsoft Sans Serif" svg:font-family="Microsoft Sans Serif"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inespaciado" style:master-page-name="MP0" style:family="paragraph">
      <style:paragraph-properties fo:break-before="page" fo:text-align="end" fo:line-height="150%">
        <style:tab-stops>
          <style:tab-stop style:type="center" style:position="2.8715in"/>
          <style:tab-stop style:type="right" style:position="5.7437in"/>
        </style:tab-stops>
      </style:paragraph-properties>
    </style:style>
    <style:style style:name="T11" style:parent-style-name="Fuentedepárrafopredeter." style:family="text">
      <style:text-properties style:font-name-complex="Courier New" fo:font-weight="bold" style:font-weight-asian="bold" fo:color="#000000" fo:font-size="13pt" style:font-size-asian="13pt" style:font-size-complex="13pt" fo:language="es" fo:country="AR" style:language-asian="es" style:country-asian="AR"/>
    </style:style>
    <style:style style:name="T12" style:parent-style-name="Fuentedepárrafopredeter."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P13" style:parent-style-name="Sinespaciado" style:family="paragraph">
      <style:paragraph-properties fo:text-align="end" fo:line-height="150%">
        <style:tab-stops>
          <style:tab-stop style:type="center" style:position="2.8715in"/>
          <style:tab-stop style:type="right" style:position="5.7437in"/>
        </style:tab-stops>
      </style:paragraph-properties>
    </style:style>
    <style:style style:name="T14" style:parent-style-name="Fuentedepárrafopredeter."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T15" style:parent-style-name="Fuentedepárrafopredeter."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T16" style:parent-style-name="readonlyattribute" style:family="text">
      <style:text-properties style:font-name="Caladea" style:font-name-complex="Courier New" fo:font-weight="bold" style:font-weight-asian="bold" fo:color="#000000" fo:font-size="14pt" style:font-size-asian="14pt" style:font-size-complex="14pt" fo:language="es" fo:country="AR" style:language-asian="es" style:country-asian="AR"/>
    </style:style>
    <style:style style:name="P17" style:parent-style-name="Sinespaciado" style:family="paragraph">
      <style:paragraph-properties fo:text-align="end" fo:line-height="150%">
        <style:tab-stops>
          <style:tab-stop style:type="center" style:position="2.8715in"/>
          <style:tab-stop style:type="right" style:position="5.7437in"/>
        </style:tab-stops>
      </style:paragraph-properties>
    </style:style>
    <style:style style:name="T18" style:parent-style-name="readonlyattribute" style:family="text">
      <style:text-properties style:font-name="Caladea" style:font-name-complex="Microsoft Sans Serif" fo:font-weight="bold" style:font-weight-asian="bold" fo:color="#000000" fo:font-size="14pt" style:font-size-asian="14pt" style:font-size-complex="14pt" fo:language="es" fo:country="AR" style:language-asian="es" style:country-asian="AR"/>
    </style:style>
    <style:style style:name="P19"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20"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21"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style:style style:name="P22" style:parent-style-name="Sinespaciado" style:family="paragraph">
      <style:paragraph-properties fo:text-align="justify" fo:line-height="150%"/>
      <style:text-properties style:font-name="Caladea" style:font-name-complex="Courier New" fo:color="#000000" fo:font-size="14pt" style:font-size-asian="14pt" style:font-size-complex="14pt" fo:language="es" fo:country="AR" style:language-asian="es" style:country-asian="AR"/>
    </style:style>
  </office:automatic-styles>
  <office:body>
    <office:text text:use-soft-page-breaks="true">
      <text:p text:style-name="P1"><text:span text:style-name="T11"><text:tab/></text:span><text:span text:style-name="T12">CUMPLIMIENTO INSTANCIA PREVIA DE MEDIACIÓN</text:span></text:p>
      <text:p text:style-name="P13"><text:span text:style-name="T14">Actuación TICKET Nº<text:s/></text:span><text:span text:style-name="T15"><text:s/></text:span><text:span text:style-name="T16">{{TICKET}}</text:span></text:p>
      <text:p text:style-name="P17"><text:span text:style-name="T18"><text:s/></text:span></text:p>
      <text:p text:style-name="P19">En la ciudad de Mendoza, a los {{FECHA_CERTIFICADO}}, en Ticket iniciado por {{NOMBRE_SOLICITANTE}}, <text:s/>D.N.I. {{DNI_SOLICITANTE}}, quien solicita la intervención del Cuerpo de Mediadores mediante el ticket indicado, y declara desconocer el domicilio y teléfono de a <text:s/>{{NOMBRE_PERSONA}}, DNI {{DNI_PERSONA}}. Conforme lo expuesto, y resultando imposible la notificación necesaria para realizar un proceso de mediación, se da por cumplida la etapa previa de la Ley Provincial 9120 (art. 25 inc. e). Se labra el presente como documento habilitante para el inicio de la instancia judicial.</text:p>
      <text:p text:style-name="P20">Firma.<text:s/>{{AUTORIDAD_FIRMANTE}}.</text:p>
      <text:p text:style-name="P21">Firmado digitalmente en PDF (ver panel de firmas)</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ourier" svg:font-family="Courier" style:font-family-generic="modern" svg:panose-1="2 7 4 9 2 2 5 2 4 4"/>
    <style:font-face style:name="Times New Roman" svg:font-family="Times New Roman" style:font-family-generic="roman" style:font-pitch="variable" svg:panose-1="2 2 6 3 5 4 5 2 3 4"/>
    <style:font-face style:name="Roman 10cpi" svg:font-family="Roman 10cpi" style:font-family-generic="modern"/>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Caladea" svg:font-family="Caladea" style:font-family-generic="roman" style:font-pitch="variable"/>
    <style:font-face style:name="Microsoft Sans Serif" svg:font-family="Microsoft Sans Serif" style:font-family-generic="swiss" style:font-pitch="variable" svg:panose-1="2 11 6 4 2 2 2 2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background-fill draw:fill="solid"/>
      </style:paragraph-properties>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style:line-height-at-least="0.2166in"/>
      <style:text-properties style:font-name="Courier" style:font-name-asian="Courier" style:font-name-complex="Courier" fo:font-weight="bold" style:font-weight-asian="bold" style:font-weight-complex="normal" fo:hyphenate="false"/>
    </style:style>
    <style:style style:name="Normal" style:display-name="Normal" style:family="paragraph">
      <style:paragraph-properties fo:widows="0" fo:orphans="0" style:vertical-align="baseline"/>
      <style:text-properties style:letter-kerning="true" fo:font-size="12pt" style:font-size-asian="12pt" style:font-size-complex="12pt" style:language-asian="zh" style:country-asian="CN" style:language-complex="hi" style:country-complex="IN" fo:hyphenate="false"/>
    </style:style>
    <style:style style:name="Fuentedepárrafopredeter." style:display-name="Fuente de párrafo predeter." style:family="text"/>
    <style:style style:name="Standard" style:display-name="Standard" style:family="paragraph">
      <style:paragraph-properties fo:text-align="center" style:vertical-align="baseline" style:line-height-at-least="0.1666in"/>
      <style:text-properties style:font-name="Times New Roman" style:font-name-asian="Times New Roman" style:font-name-complex="Times New Roman" style:font-weight-complex="bold" fo:letter-spacing="-0.002in" style:letter-kerning="true" fo:font-size="12pt" style:font-size-asian="12pt" style:font-size-complex="12pt" fo:language="es" fo:country="ES" style:language-asian="zh" style:country-asian="CN" fo:hyphenate="true"/>
    </style:style>
    <style:style style:name="Heading" style:display-name="Heading" style:family="paragraph" style:parent-style-name="Standard" style:next-style-name="Textbody">
      <style:paragraph-properties fo:widows="0" fo:orphans="0" style:text-autospace="none" fo:line-height="150%"/>
      <style:text-properties style:font-name="Roman 10cpi" style:font-name-asian="Roman 10cpi" style:font-name-complex="Roman 10cpi" fo:font-weight="bold" style:font-weight-asian="bold" fo:color="#000000" fo:letter-spacing="normal" fo:language="en" fo:country="US" fo:hyphenate="true"/>
    </style:style>
    <style:style style:name="Textbody" style:display-name="Text body" style:family="paragraph" style:parent-style-name="Standard">
      <style:paragraph-properties fo:widows="0" fo:orphans="0" style:text-autospace="none" fo:text-align="justify" fo:line-height="100%"/>
      <style:text-properties style:font-name="Arial" style:font-name-asian="Arial" style:font-name-complex="Arial" style:font-weight-complex="normal" fo:letter-spacing="normal" fo:language="en" fo:country="US" fo:hyphenate="true"/>
    </style:style>
    <style:style style:name="Lista" style:display-name="Lista" style:family="paragraph" style:parent-style-name="Textbody">
      <style:text-properties fo:hyphenate="tru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hyphenate="true"/>
    </style:style>
    <style:style style:name="Index" style:display-name="Index" style:family="paragraph" style:parent-style-name="Standard">
      <style:paragraph-properties text:number-lines="false"/>
      <style:text-properties style:font-name-complex="Arial" fo:hyphenate="true"/>
    </style:style>
    <style:style style:name="Encabezado" style:display-name="Encabezado" style:family="paragraph" style:parent-style-name="Standard">
      <style:text-properties fo:hyphenate="true"/>
    </style:style>
    <style:style style:name="Piedepágina" style:display-name="Pie de página" style:family="paragraph" style:parent-style-name="Standard">
      <style:text-properties fo:hyphenate="true"/>
    </style:style>
    <style:style style:name="Textodeglobo" style:display-name="Texto de globo" style:family="paragraph" style:parent-style-name="Standard">
      <style:paragraph-properties fo:line-height="100%"/>
      <style:text-properties style:font-name="Segoe UI" style:font-name-asian="Segoe UI" style:font-name-complex="Segoe UI" fo:font-size="9pt" style:font-size-asian="9pt" style:font-size-complex="9pt" fo:hyphenate="true"/>
    </style:style>
    <style:style style:name="NormalWeb" style:display-name="Normal (Web)" style:family="paragraph" style:parent-style-name="Standard">
      <style:paragraph-properties fo:text-align="start" fo:margin-top="0.1944in" fo:margin-bottom="0.1944in" fo:line-height="100%"/>
      <style:text-properties style:font-weight-complex="normal" fo:letter-spacing="normal" fo:hyphenate="true"/>
    </style:style>
    <style:style style:name="Subtítulo" style:display-name="Subtítulo" style:family="paragraph" style:parent-style-name="Standard" style:next-style-name="Textbody">
      <style:paragraph-properties fo:widows="0" fo:orphans="0" style:text-autospace="none" fo:line-height="100%"/>
      <style:text-properties style:font-name="Arial" style:font-name-asian="Arial" style:font-name-complex="Arial" fo:font-weight="bold" style:font-weight-asian="bold" fo:letter-spacing="normal" fo:language="en" fo:country="US" fo:hyphenate="true"/>
    </style:style>
    <style:style style:name="Sinespaciado" style:display-name="Sin espaciado" style:family="paragraph">
      <style:paragraph-properties fo:text-align="center" style:vertical-align="baseline"/>
      <style:text-properties style:font-name="Times New Roman" style:font-name-asian="Times New Roman" style:font-name-complex="Times New Roman" style:font-weight-complex="bold" fo:letter-spacing="-0.002in" style:letter-kerning="true" fo:font-size="12pt" style:font-size-asian="12pt" style:font-size-complex="12pt" fo:language="es" fo:country="ES" style:language-asian="zh" style:country-asian="CN" fo:hyphenate="false"/>
    </style:style>
    <style:style style:name="TextodegloboCar" style:display-name="Texto de globo Car" style:family="text">
      <style:text-properties style:font-name="Segoe UI" style:font-name-asian="Segoe UI" style:font-name-complex="Segoe UI" style:font-weight-complex="bold" fo:letter-spacing="-0.002in" fo:font-size="9pt" style:font-size-asian="9pt" style:font-size-complex="9pt" fo:language="es" fo:country="ES"/>
    </style:style>
    <style:style style:name="TextoindependienteCar" style:display-name="Texto independiente Car" style:family="text">
      <style:text-properties style:font-name="Arial" style:font-name-asian="Arial" style:font-name-complex="Arial" fo:font-size="12pt" style:font-size-asian="12pt" style:font-size-complex="12pt" fo:language="en" fo:country="US"/>
    </style:style>
    <style:style style:name="SubtítuloCar" style:display-name="Subtítulo Car" style:family="text">
      <style:text-properties style:font-name="Arial" style:font-name-asian="Arial" style:font-name-complex="Arial" fo:font-weight="bold" style:font-weight-asian="bold" style:font-weight-complex="bold" fo:font-size="12pt" style:font-size-asian="12pt" style:font-size-complex="12pt" fo:language="en" fo:country="US"/>
    </style:style>
    <style:style style:name="Internetlink" style:display-name="Internet link" style:family="text">
      <style:text-properties style:font-name-complex="Times New Roman" fo:color="#0000FF" style:text-underline-type="single" style:text-underline-style="solid" style:text-underline-width="auto" style:text-underline-mode="continuous"/>
    </style:style>
    <style:style style:name="StrongEmphasis" style:display-name="Strong Emphasis" style:family="text">
      <style:text-properties fo:font-weight="bold" style:font-weight-asian="bold" style:font-weight-complex="bold"/>
    </style:style>
    <style:style style:name="TítuloCar" style:display-name="Título Car" style:family="text">
      <style:text-properties style:font-name="Roman 10cpi" style:font-name-asian="Times New Roman" style:font-name-complex="Roman 10cpi" fo:font-weight="bold" style:font-weight-asian="bold" style:font-weight-complex="bold" fo:color="#000000" fo:font-size="12pt" style:font-size-asian="12pt" style:font-size-complex="12pt" fo:language="en" fo:country="US"/>
    </style:style>
    <style:style style:name="readonlyattribute" style:display-name="readonlyattribute"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4in" style:print-orientation="portrait" fo:margin-top="0.3937in" fo:margin-left="1.9687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1.575in"/>
      </style:header-style>
      <style:footer-style>
        <style:header-footer-properties style:dynamic-spacing="true" fo:min-height="0.7875in"/>
      </style:footer-style>
    </style:page-layout>
    <style:style style:name="P2" style:parent-style-name="Encabezado" style:family="paragraph">
      <style:paragraph-properties fo:line-height="100%">
        <style:tab-stops>
          <style:tab-stop style:type="left" style:position="-0.5in"/>
        </style:tab-stops>
      </style:paragraph-properties>
      <style:text-properties fo:hyphenate="false"/>
    </style:style>
    <style:style style:name="T3" style:parent-style-name="Fuentedepárrafopredeter." style:family="text">
      <style:text-properties fo:font-size="10pt" style:font-size-asian="10pt"/>
    </style:style>
    <style:style style:name="P4"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5"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6"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7" style:parent-style-name="Encabezado" style:family="paragraph">
      <style:paragraph-properties fo:line-height="100%">
        <style:tab-stops>
          <style:tab-stop style:type="left" style:position="-0.5in"/>
        </style:tab-stops>
      </style:paragraph-properties>
      <style:text-properties fo:font-size="10pt" style:font-size-asian="10pt" fo:hyphenate="false"/>
    </style:style>
    <style:style style:name="P8" style:parent-style-name="Encabezado" style:family="paragraph">
      <style:paragraph-properties fo:line-height="100%">
        <style:tab-stops>
          <style:tab-stop style:type="left" style:position="-0.5in"/>
        </style:tab-stops>
      </style:paragraph-properties>
      <style:text-properties fo:hyphenate="false"/>
    </style:style>
    <style:style style:name="P9" style:parent-style-name="Standard" style:family="paragraph">
      <style:paragraph-properties fo:margin-top="0.0972in" fo:line-height="0.0694in"/>
      <style:text-properties fo:font-size="5pt" style:font-size-asian="5pt" style:font-size-complex="5pt"/>
    </style:style>
    <style:style style:name="P10" style:parent-style-name="Standard" style:family="paragraph">
      <style:paragraph-properties fo:text-align="justify" style:line-height-at-least="0.2166in">
        <style:tab-stops>
          <style:tab-stop style:type="right" style:position="6.2979in"/>
        </style:tab-stops>
      </style:paragraph-properties>
      <style:text-properties fo:hyphenate="false"/>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text:span text:style-name="T3"><draw:frame draw:style-name="a0" draw:name="Imagen1" text:anchor-type="as-char" svg:x="0in" svg:y="0in" svg:width="3.95486in" svg:height="1.02569in" style:rel-width="scale" style:rel-height="scale"><draw:image xlink:href="media/image1.png" xlink:type="simple" xlink:show="embed" xlink:actuate="onLoad"/><svg:title/><svg:desc/></draw:frame></text:span></text:p>
        <text:p text:style-name="P4"/>
        <text:p text:style-name="P5"/>
        <text:p text:style-name="P6"/>
        <text:p text:style-name="P7"/>
        <text:p text:style-name="P8"/>
      </style:header>
      <style:header-left>
        <text:p text:style-name="Encabezado"/>
      </style:header-left>
      <style:footer>
        <text:p text:style-name="P9"/>
        <text:p text:style-name="P10"><text:tab/></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Renzo Andres Bloise</meta:initial-creator>
    <dc:creator>Renzo Bloise</dc:creator>
    <meta:creation-date>2025-03-16T23:20:00Z</meta:creation-date>
    <dc:date>2025-03-16T23:20:00Z</dc:date>
    <meta:template xlink:href="Normal" xlink:type="simple"/>
    <meta:editing-cycles>2</meta:editing-cycles>
    <meta:editing-duration>PT0S</meta:editing-duration>
    <meta:document-statistic meta:page-count="1" meta:paragraph-count="1" meta:word-count="114" meta:character-count="744" meta:row-count="5" meta:non-whitespace-character-count="631"/>
  </office:meta>
</office:document-meta>
</file>